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name-complex="Tahoma1" style:font-size-complex="10pt"/>
    </style:style>
    <style:style style:name="P2" style:family="paragraph" style:parent-style-name="Standard">
      <style:text-properties style:font-name="Tahoma" fo:font-size="10pt" style:font-size-asian="10pt" style:font-name-complex="Tahoma1" style:font-size-complex="10pt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Tahoma" fo:font-size="10pt" style:font-size-asian="10pt" style:font-name-complex="Tahoma1" style:font-size-complex="10pt"/>
    </style:style>
    <style:style style:name="P4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>To</text:p>
      <text:p text:style-name="P1"><text:tab/>The Manager,</text:p>
      <text:p text:style-name="P1"><text:tab/>State Bank Of India</text:p>
      <text:p text:style-name="P1"><text:tab/>Ahmednagar</text:p>
      <text:p text:style-name="P1"><text:tab/>Ahmednagar,Maharashtra</text:p>
      <text:p text:style-name="P1"><text:tab/></text:p>
      <text:p text:style-name="P1"/>
      <text:p text:style-name="P1">Subj : Transfer of Savings Account# 20138396542, ahmednagar,ahmednagar(maharashtra)</text:p>
      <text:p text:style-name="P1"/>
      <text:p text:style-name="P1">Sir,</text:p>
      <text:p text:style-name="P1"/>
      <text:p text:style-name="P1">I am holding a savings bank account with your branch at ahmednagar branch. I recently moved from ahmednagar to pune and for operational convenience, I would like to transfer my savings account to the new MIDC HINJEWADI, pune&gt;.</text:p>
      <text:p text:style-name="P1"/>
      <text:p text:style-name="P1">Kindly transfer my savings account to MIDC HINJEWADI, pune.</text:p>
      <text:p text:style-name="P1"/>
      <text:p text:style-name="P1">If you have any questions, kindly call me at 9762857602</text:p>
      <text:p text:style-name="P1"/>
      <text:p text:style-name="P1"/>
      <text:p text:style-name="P1">pune<text:tab/><text:tab/><text:tab/><text:tab/><text:tab/><text:tab/><text:tab/>Yours truly,</text:p>
      <text:p text:style-name="P1">22/07/2015<text:tab/><text:tab/> <text:s text:c="36"/>Mahesh Popat Mokate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0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en" fo:country="US" style:letter-kerning="true" style:font-name-asian="Times New Roman1" style:font-size-asian="11pt" style:language-asian="en" style:country-asian="US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name-complex="Mangal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rom</dc:title>
    <meta:editing-cycles>14</meta:editing-cycles>
    <meta:print-date>2004-11-04T06:50:00</meta:print-date>
    <meta:creation-date>2015-07-22T17:38:13</meta:creation-date>
    <dc:date>2015-07-24T21:07:52</dc:date>
    <meta:editing-duration>PT29M41S</meta:editing-duration>
    <meta:generator>LibreOffice/3.5$Linux_X86_64 LibreOffice_project/350m1$Build-2</meta:generator>
    <meta:document-statistic meta:table-count="0" meta:image-count="0" meta:object-count="0" meta:page-count="1" meta:paragraph-count="14" meta:word-count="82" meta:character-count="592" meta:non-whitespace-character-count="469"/>
    <meta:user-defined meta:name="AppVersion">12.0000</meta:user-defined>
    <meta:user-defined meta:name="Company">Omnicell, 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